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8489E0A814F2CE8B4F.png" manifest:media-type="image/png"/>
  <manifest:file-entry manifest:full-path="Pictures/10000201000005000000029ADE7C0AD963CE38BE.png" manifest:media-type="image/png"/>
  <manifest:file-entry manifest:full-path="Pictures/10000201000003E8000003E8E49361AE0821BBE2.png" manifest:media-type="image/png"/>
  <manifest:file-entry manifest:full-path="Pictures/10000201000004B0000004B01F1D0F78B7399F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793cm"/>
    </style:style>
    <style:style style:name="gr4" style:family="graphic" style:parent-style-name="standard">
      <style:graphic-properties draw:stroke="none" svg:stroke-color="#000000" draw:fill="none" draw:fill-color="#ffffff" fo:min-height="1.897cm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7.55cm" fo:min-width="20.7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666666" style:font-name="Ubuntu" fo:font-size="24pt" fo:font-weight="normal" style:font-size-asian="24pt" style:font-weight-asian="normal" style:font-size-complex="24pt" style:font-weight-complex="normal"/>
    </style:style>
    <style:style style:name="P3" style:family="paragraph">
      <loext:graphic-properties draw:fill="none" draw:fill-color="#ffffff"/>
      <style:text-properties fo:color="#666666" style:font-name="Ubuntu" fo:font-size="24pt" fo:font-weight="normal" style:font-size-asian="24pt" style:font-weight-asian="normal" style:font-size-complex="24pt" style:font-weight-complex="normal"/>
    </style:style>
    <style:style style:name="P4" style:family="paragraph">
      <style:text-properties fo:color="#808080" style:font-name="Ubuntu"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color="#808080" style:font-name="Ubuntu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666666" style:font-name="Ubuntu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808080" style:font-name="Ubuntu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cm" svg:height="8cm" svg:x="1.7cm" svg:y="10.015cm">
          <draw:image xlink:href="Pictures/10000201000004B0000004B01F1D0F78B7399F51.png" xlink:type="simple" xlink:show="embed" xlink:actuate="onLoad">
            <text:p/>
          </draw:image>
        </draw:frame>
        <draw:frame draw:style-name="gr1" draw:text-style-name="P1" draw:layer="layout" svg:width="11cm" svg:height="11cm" svg:x="10.9cm" svg:y="8.521cm">
          <draw:image xlink:href="Pictures/10000201000003E8000003E8E49361AE0821BBE2.png" xlink:type="simple" xlink:show="embed" xlink:actuate="onLoad">
            <text:p/>
          </draw:image>
        </draw:frame>
        <draw:frame draw:style-name="gr1" draw:text-style-name="P1" draw:layer="layout" svg:width="8.457cm" svg:height="4.4cm" svg:x="1.7cm" svg:y="3.2cm">
          <draw:image xlink:href="Pictures/10000201000005000000029ADE7C0AD963CE38BE.png" xlink:type="simple" xlink:show="embed" xlink:actuate="onLoad">
            <text:p/>
          </draw:image>
        </draw:frame>
        <draw:frame draw:style-name="gr1" draw:text-style-name="P1" draw:layer="layout" svg:width="7cm" svg:height="6.3cm" svg:x="11.3cm" svg:y="2.664cm">
          <draw:image xlink:href="Pictures/10000201000003E80000038489E0A814F2CE8B4F.png" xlink:type="simple" xlink:show="embed" xlink:actuate="onLoad">
            <text:p/>
          </draw:image>
        </draw:frame>
        <draw:frame draw:style-name="gr2" draw:text-style-name="P3" draw:layer="layout" svg:width="6.3cm" svg:height="3.095cm" svg:x="1.8cm" svg:y="16.5cm">
          <draw:text-box>
            <text:p text:style-name="P2"><text:span text:style-name="T1">Streaming</text:span></text:p>
            <text:p text:style-name="P2"><text:span text:style-name="T1">PubSub </text:span><text:span text:style-name="T1">model</text:span></text:p>
          </draw:text-box>
        </draw:frame>
        <draw:frame draw:style-name="gr3" draw:text-style-name="P3" draw:layer="layout" svg:width="10.4cm" svg:height="4.043cm" svg:x="11.7cm" svg:y="16.253cm">
          <draw:text-box>
            <text:p text:style-name="P2"><text:span text:style-name="T1">Fast random access</text:span></text:p>
            <text:p text:style-name="P2"><text:span text:style-name="T1">Time-series data</text:span></text:p>
            <text:p text:style-name="P2"><text:span text:style-name="T1">Real-time data collection</text:span></text:p>
          </draw:text-box>
        </draw:frame>
        <draw:frame draw:style-name="gr4" draw:text-style-name="P5" draw:layer="layout" svg:width="7.9cm" svg:height="2.147cm" svg:x="12.5cm" svg:y="9.453cm">
          <draw:text-box>
            <text:p text:style-name="P4"><text:span text:style-name="T2">Batch Processing</text:span></text:p>
          </draw:text-box>
        </draw:frame>
        <draw:frame draw:style-name="gr5" draw:text-style-name="P5" draw:layer="layout" svg:width="9.1cm" svg:height="2.4cm" svg:x="1.7cm" svg:y="8.7cm">
          <draw:text-box>
            <text:p text:style-name="P4"><text:span text:style-name="T2">Batch Processing</text:span></text:p>
            <text:p text:style-name="P4"><text:span text:style-name="T2">Stream Processing</text:span></text:p>
          </draw:text-box>
        </draw:frame>
        <draw:custom-shape draw:style-name="gr6" draw:text-style-name="P6" draw:layer="layout" svg:width="21.2cm" svg:height="17.8cm" svg:x="1.2cm" svg:y="2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2cm" svg:y1="11.5cm" svg:x2="22.4cm" svg:y2="11.5cm">
          <text:p/>
        </draw:line>
        <draw:line draw:style-name="gr7" draw:text-style-name="P6" draw:layer="layout" svg:x1="10.7cm" svg:y1="2cm" svg:x2="10.7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3:43:26.022959973</meta:creation-date>
    <dc:date>2019-06-05T14:07:37.696375231</dc:date>
    <meta:editing-duration>PT3M4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